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61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subtitle">
      <style:graphic-properties draw:fill-color="#ffffff" fo:min-height="17.936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title">
      <style:graphic-properties draw:auto-grow-height="true" fo:min-height="3.506cm"/>
    </style:style>
    <style:style style:name="pr9" style:family="presentation" style:parent-style-name="Default-outline1">
      <style:graphic-properties fo:min-height="13.609cm"/>
    </style:style>
    <style:style style:name="P1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935cm" svg:x="1.4cm" svg:y="0.837cm" presentation:class="subtitle">
          <draw:text-box>
            <text:p>Multi core programming</text:p>
            <text:p>Mark Veltzer</text:p>
            <text:p>mark@veltzer.ne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Most modern computers and even cell phones have more than one physical device that can run code.</text:p>
              </text:list-item>
              <text:list-item>
                <text:p>These devices, whether you call them cores or CPUs can operate <text:span text:style-name="T1">at the same time</text:span>.</text:p>
              </text:list-item>
              <text:list-item>
                <text:p>The idea was to speed up processing when making the transistor smaller became too difficult.</text:p>
              </text:list-item>
              <text:list-item>
                <text:p>Add more cores and you are done, right?!? Wrong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dding CPUs is not everything...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ere are resources which are shared between CPUs and as you add CPUs these resources become bottle necks and start giving you headaches...</text:p>
              </text:list-item>
              <text:list-item>
                <text:p>This means that there is a very real limit to the number of CPUs you can just add.</text:p>
              </text:list-item>
              <text:list-item>
                <text:p>In addition each CPU is very expensive in terms of power consumption and other internal infrastructure (caches etc)</text:p>
              </text:list-item>
              <text:list-item>
                <text:p>This makes you want to share this infrastructure between CPUs.</text:p>
              </text:list-item>
              <text:list-item>
                <text:p>In comes multi-cor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ulti Core vs Multi CPU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e terms multi core and multi CPU are highly abused and used with various meaning.</text:p>
              </text:list-item>
              <text:list-item>
                <text:p>We will use the following meanings:</text:p>
              </text:list-item>
              <text:list-item>
                <text:p>A multi CPU machine is a machine with more than one execution unit where little is shared between CPUs.</text:p>
              </text:list-item>
              <text:list-item>
                <text:p>A multi core machine is a machine where more is shared between CPUs.</text:p>
              </text:list-item>
              <text:list-item>
                <text:p>This definition is not very precis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re is always sharing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CPUs always share somethings...</text:p>
              </text:list-item>
              <text:list-item>
                <text:p>Main memory is a good example – if both CPUs try to access main memory at the same time one of them is delayed a little.</text:p>
              </text:list-item>
              <text:list-item>
                <text:p>Multi core CPUs share more than just main memory: various caches, parts of the execution pipeline, interrupt controller and more.</text:p>
              </text:list-item>
              <text:list-item>
                <text:p>What exactly is shared depends on the architectur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y should I care about Multi core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e main reason is performance.</text:p>
              </text:list-item>
              <text:list-item>
                <text:p>If two CPUs that you are running on share stuff then they could, at some conditions, cause delays one for the other.</text:p>
              </text:list-item>
              <text:list-item>
                <text:p>This could be costly.</text:p>
              </text:list-item>
              <text:list-item>
                <text:p>Knowing what could be delayed would mean that you can program differently and avoid the dela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ypes of sharing we don't care about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ere are other types of sharing we don't care about like voltage controllers, physical sockets and more.</text:p>
              </text:list-item>
              <text:list-item>
                <text:p>These do not cause any delays of significance.</text:p>
              </text:list-item>
              <text:list-item>
                <text:p>In general the more sharing the more mutual influence the CPUs have one on the other and the more potential delays could be created, the more room we have for optimisa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do I know how many cores I have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read the manual of your mother board?!?</text:p>
              </text:list-item>
              <text:list-item>
                <text:p>$ cat /proc/cpuinfo | grep processor</text:p>
              </text:list-item>
              <text:list-item>
                <text:p>number of configured processors: $ getconf _NPROCESSORS_CONF</text:p>
              </text:list-item>
              <text:list-item>
                <text:p>number of online processors: $ getconf _NPROCESSORS_ONLN</text:p>
              </text:list-item>
              <text:list-item>
                <text:p>$ cat /sys/devices/system/cpu/{present,offline,online}</text:p>
              </text:list-item>
              <text:list-item>
                <text:p>Programatically: sysconf(3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umber of cores is not constant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Linux supports hot plugging of CPUs on various architectures.</text:p>
              </text:list-item>
              <text:list-item>
                <text:p>Most user space programmers don't care too much about this.</text:p>
              </text:list-item>
              <text:list-item>
                <text:p>Adding a CPU is not a big problem.</text:p>
              </text:list-item>
              <text:list-item>
                <text:p>Removing a CPU works by moving load from a running core to other cores.</text:p>
              </text:list-item>
              <text:list-item>
                <text:p>Of course, you can't remove the last cor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the maximum number of CPUs I can run on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Sometimes you need access to this information in order to hold data per CPU.</text:p>
              </text:list-item>
              <text:list-item>
                <text:p>you can ask how many processors are currently online but new processors may be added at runtime.</text:p>
              </text:list-item>
              <text:list-item>
                <text:p>the operating system kernel is compiled to a maximum number of CPUs in it's data structures. You can use that number in your code as well.</text:p>
              </text:list-item>
              <text:list-item>
                <text:p>you can get that from the kernel headers package.</text:p>
              </text:list-item>
              <text:list-item>
                <text:p>or you can read /sys/devices/system/cpu/kernel_max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multicore vs multi CPU effects programming...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Multicore CPUs will see memory changes earlier.</text:p>
              </text:list-item>
              <text:list-item>
                <text:p>Multicore will slow each other more since they share resources.</text:p>
              </text:list-item>
              <text:list-item>
                <text:p>Memory communication between multicore processes will be faster</text:p>
              </text:list-item>
              <text:list-item>
                <text:p>In general our intuition about multi – CPU machines is more akin to multi CPU machines than to multi core machin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ulticore and Multi-CPU are not mutually exclusive...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 todays architectures it is common to find a single system which has both multi core and multi CPU.</text:p>
              </text:list-item>
              <text:list-item>
                <text:p>A single system could have 4 cores, packed as a 2x2 multi-core system.</text:p>
              </text:list-item>
              <text:list-item>
                <text:p>This means that the two pairs of CPUs share little while each pair shares a lot.</text:p>
              </text:list-item>
              <text:list-item>
                <text:p>You need to know about all of this – this is called the CPU <text:span text:style-name="T1">topology</text:span>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oes anyone look at the CPU topology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Yes, the OS kernel knows about it and uses this information for better scheduling and other uses.</text:p>
              </text:list-item>
              <text:list-item>
                <text:p>You can use the information from: /sys/devices/system/cpu/cpu[n]/topology/*</text:p>
              </text:list-item>
              <text:list-item>
                <text:p>You can do that at compile time to produce various versions for various topologies, using a config file per topology or even dynamically at run time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little bit about timing...</text:p>
          </draw:text-box>
        </draw:frame>
        <draw:frame presentation:style-name="pr4" draw:layer="layout" svg:width="25.199cm" svg:height="13.86cm" svg:x="1.217cm" svg:y="5.842cm" presentation:class="outline" presentation:user-transformed="true">
          <draw:text-box>
            <text:list text:style-name="L2">
              <text:list-item>
                <text:p>In order to appreciate performance benefits we need to know a little about timings. The following are only ball park figures...</text:p>
              </text:list-item>
              <text:list-item>
                <text:p>Single machine instruction without memory access or that only accesses the cache: nanoseconds...</text:p>
              </text:list-item>
              <text:list-item>
                <text:p>Single machine instruction which accesses main memory: hundreds of nanoseconds</text:p>
              </text:list-item>
              <text:list-item>
                <text:p>Single OS system call: microsecond</text:p>
              </text:list-item>
              <text:list-item>
                <text:p>Read data from physical hard drive: milisecond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What are pipe lines in the CPU?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A clock in a CPU is simply a oscillator crystal at a constant rate that synchronizes the operation of all the parts of the CPU.</text:p>
              </text:list-item>
              <text:list-item>
                <text:p>On a steady clock CPU the clock also has to be longer than the longest executing instruction (bummer!)</text:p>
              </text:list-item>
              <text:list-item>
                <text:p>This means that it is difficult to increase the clock rate. Even if most instructions are very short the longest one determines the clock rat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ISC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One solution was to simpify instructions: break down complicated instructions into simple ones.</text:p>
              </text:list-item>
              <text:list-item>
                <text:p>Now the longest instruction is much shorter and the CPU clock could be increased.</text:p>
              </text:list-item>
              <text:list-item>
                <text:p>But now you need to fetch more instructions and have a bigger instruction cache.</text:p>
              </text:list-item>
              <text:list-item>
                <text:p>Compilers also work harder because even simple operations require generation of several machine instructions - and object files become bigge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ipe lin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 different solution was to keep instructions complex but break them down inside the cpu.</text:p>
              </text:list-item>
              <text:list-item>
                <text:p>Each instruction will be broken up to several stages.</text:p>
              </text:list-item>
              <text:list-item>
                <text:p>This way several instructions could be executed at the same time because every stage will be executed separately</text:p>
              </text:list-item>
              <text:list-item>
                <text:p>Clock rate can now be increased to match the time it takes the most complicated stage of the most complicated instruction to execute.</text:p>
              </text:list-item>
              <text:list-item>
                <text:p>Compilers don't have to work hard.</text:p>
              </text:list-item>
              <text:list-item>
                <text:p>Because increasing the clock became hard engineers decided on a pipe line approach to increasing the CPU spee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pipelines effect programming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e CPU misses branch prediction as a result of the pipelining process.</text:p>
              </text:list-item>
              <text:list-item>
                <text:p>we need to tell the CPU how likely/unlikey our branch is using hints to the compiler.</text:p>
              </text:list-item>
              <text:list-item>
                <text:p>code which is very un regular (noisy and hard to predict) will be slower because it will confuse the branch prediction in the CPU.</text:p>
              </text:list-item>
              <text:list-item>
                <text:p>See example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are cache lines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when the CPU fetches memory it does not fetch it one address at a time.</text:p>
              </text:list-item>
              <text:list-item>
                <text:p>instead it fetches a full "cache line".</text:p>
              </text:list-item>
              <text:list-item>
                <text:p>typical cache lines are 16 to 128 bytes and are usually aligned.</text:p>
              </text:list-item>
              <text:list-item>
                <text:p>for example, on current intel processors cache lines are 64 bytes.</text:p>
              </text:list-item>
              <text:list-item>
                <text:p>Cache line should not be confused with memory page which is a much bigger construct (4096 bytes on Intel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to get the cache line?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On the command line:</text:p>
              </text:list-item>
              <text:list-item>
                <text:p>$ getconf LEVEL1_DCACHE_LINESIZE</text:p>
              </text:list-item>
              <text:list-item>
                <text:p>$ cat /proc/cpuinfo | grep "clflush size"</text:p>
              </text:list-item>
              <text:list-item>
                <text:p>$ cat /sys/devices/system/cpu/cpu0/cache/index0/coherency_line_size</text:p>
              </text:list-item>
              <text:list-item>
                <text:p>Or use sysconf(3).</text:p>
              </text:list-item>
              <text:list-item>
                <text:p>Or hardcode in you build proces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How do you pad a structure to have the size rounded to cache line size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Do it at compile time (of course).</text:p>
              </text:list-item>
              <text:list-item>
                <text:p>Add a char[n] member to your class/struct/...</text:p>
              </text:list-item>
              <text:list-item>
                <text:p>Or use special compiler padding syntax.</text:p>
              </text:list-item>
              <text:list-item>
                <text:p>Sometimes, this is counter productive when two of these structures could fit into a single cache line for instance. In these cases laying out memory of the entire data structure is a better strategy.</text:p>
              </text:list-item>
              <text:list-item>
                <text:p><text:span text:style-name="T1">Dont do this without thinking about it!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How pipeline organization in a core effects programming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Example: A CPU has two pipelines: one for integer computation and one for floating point.</text:p>
              </text:list-item>
              <text:list-item>
                <text:p>Then it is better to have integer instructions interleaved with floating point ones (they will be executed concurrently).</text:p>
              </text:list-item>
              <text:list-item>
                <text:p>The problem is that this type of advice is very hard to follow in practice.</text:p>
              </text:list-item>
              <text:list-item>
                <text:p>And the compiler is supposed to be able to do that for you anyway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pipeline organization in a core effects programming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e CPU rearranges the order in which it does loads and stores as a side effect of pipeline</text:p>
              </text:list-item>
              <text:list-item>
                <text:p>The semantics of your code remain the same, the order does not matter.</text:p>
              </text:list-item>
              <text:list-item>
                <text:p>Usually you don't care about this and should leave this alone.</text:p>
              </text:list-item>
              <text:list-item>
                <text:p>Except in cases where you are writing a synchronization mechanism or talking to hardware.</text:p>
              </text:list-item>
              <text:list-item>
                <text:p>In that case you would use a machine barrier to prevent this reordering (will be explained later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problems of memory</text:p>
          </draw:text-box>
        </draw:frame>
        <draw:frame presentation:style-name="pr4" draw:layer="layout" svg:width="25.199cm" svg:height="13.86cm" svg:x="1.778cm" svg:y="5.08cm" presentation:class="outline" presentation:user-transformed="true">
          <draw:text-box>
            <text:list text:style-name="L2">
              <text:list-item>
                <text:p>Why do CPUs need a memory cache at all? The idea is that not all memory acts in the same speed</text:p>
              </text:list-item>
              <text:list-item>
                <text:p>There are, and always will be, better technologies for faster memory, and old technologies for slower memory</text:p>
              </text:list-item>
              <text:list-item>
                <text:p>There is a huge monetary difference between these types of memory.</text:p>
              </text:list-item>
              <text:list-item>
                <text:p>Why didn't they make the entire Airplane out the stuff that makes up the black box? ...:)</text:p>
              </text:list-item>
              <text:list-item>
                <text:p>So can we use the fact that we have fast and expensive memory as opposed to slower and less expensive memory to speed up the computer? Y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ymmetric vs non symmetric memory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Access to main memory is not uniform for all CPUs or cores in the system</text:p>
              </text:list-item>
              <text:list-item>
                <text:p>When the access is the same (there are various techniques to do that) then the system is called UMA – Uniform Memory Access.</text:p>
              </text:list-item>
              <text:list-item>
                <text:p>When the system is not symmetric (e.g. main memory is connected to CPU0 and CPU1 has to ask CPU0 for access) then the system is called NUMA – Non Uniform Memory Access.</text:p>
              </text:list-item>
              <text:list-item>
                <text:p>There are other types of NUMA systems as well (more on that later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CPU cache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 relatively small area of memory within the CPU that is made out of the fast expensive memory and which stores a copy of some addresses accessed by the CPU.</text:p>
              </text:list-item>
              <text:list-item>
                <text:p>The algorithm that chooses which addresses to store in the cache is varied across different CPUs.</text:p>
              </text:list-item>
              <text:list-item>
                <text:p>some store the last addresses accessed, some store the most heavily used ones.</text:p>
              </text:list-item>
              <text:list-item>
                <text:p>The idea is to reduce the AVERAGE time it take to access a given memory address.</text:p>
              </text:list-item>
              <text:list-item>
                <text:p>Rests upon the assumption that software is not chaotic and tends to reuse the same addresses most of the time.</text:p>
              </text:list-item>
              <text:list-item>
                <text:p>If you access memory randomly you will break this assumption and will thrash the cash (discussed later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ypes of cach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 reality CPUs have more than one type of cache:</text:p>
              </text:list-item>
              <text:list-item>
                <text:p>DCACHE: data cache used for data access (read and write)</text:p>
              </text:list-item>
              <text:list-item>
                <text:p>ICACHE: instruction cache (used to cache execute only memory which is your code)</text:p>
              </text:list-item>
              <text:list-item>
                <text:p>TLB: Translation Lookaside Buffer. Speeds up virtual to physical address transla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umber of cach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 reality CPUs usually have more than one cache.</text:p>
              </text:list-item>
              <text:list-item>
                <text:p>As you get away from the core caches become bigger and cache lines become bigger.</text:p>
              </text:list-item>
              <text:list-item>
                <text:p>But at the same time access becomes slower.</text:p>
              </text:list-item>
              <text:list-item>
                <text:p>Until we reach main memory which is biggest and slowest.</text:p>
              </text:list-item>
              <text:list-item>
                <text:p>These are called L1, L2, L3, 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ache thrashing...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rashing: using many resources to do little work. bad.</text:p>
              </text:list-item>
              <text:list-item>
                <text:p>A piece of software allocates huge amount of ram and then accesses address by random accessing each address one time.</text:p>
              </text:list-item>
              <text:list-item>
                <text:p>A piece of software at any given point in time with so much ram that the same address is never accessed twice.</text:p>
              </text:list-item>
              <text:list-item>
                <text:p>Two threads or processes that share a cache. Each one would run without cache misses but both produce lots of cache misses.</text:p>
              </text:list-item>
              <text:list-item>
                <text:p>In all of these cases the cache is used (it is in hardware after all) but it is not useful.</text:p>
              </text:list-item>
              <text:list-item>
                <text:p>The cache is only useful if you have low cache miss rat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herent vs non coherent platforms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Coherency is a very important subject.</text:p>
              </text:list-item>
              <text:list-item>
                <text:p>A perfectly coherent platform is one where all components of the system (IO devices, all cores and CPUS) see memory in exactly the same way.</text:p>
              </text:list-item>
              <text:list-item>
                <text:p>Coherency is a hardware feature which can be controlled by software (special machine instructions).</text:p>
              </text:list-item>
              <text:list-item>
                <text:p>Most real systems are incoherent in some ways but not in others.</text:p>
              </text:list-item>
              <text:list-item>
                <text:p>Some systems could be used in both coherent and incoherent way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herency - Example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tel is said to be a cache coherent platform.</text:p>
              </text:list-item>
              <text:list-item>
                <text:p>This means that two processors see the same memory.</text:p>
              </text:list-item>
              <text:list-item>
                <text:p>If one processor puts data in cache then the other processor will respect that and will fetch the data from that cache.</text:p>
              </text:list-item>
              <text:list-item>
                <text:p>This slows down the both CPUs a little.</text:p>
              </text:list-item>
              <text:list-item>
                <text:p>But it makes programming a whole lot easier.</text:p>
              </text:list-item>
              <text:list-item>
                <text:p>But the same platform (Intel) - is not coherent between CPU and peripherals.</text:p>
              </text:list-item>
              <text:list-item>
                <text:p>A special instruction needs to be used to make sure that CPU sees data put into main memory by peripheral and the rever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herency and memory reordering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Coherency has nothing to do with memory reordering.</text:p>
              </text:list-item>
              <text:list-item>
                <text:p>A platform can be coherent but still have memory reordering (Intel is an example). A platform can also be non-coherent and have no memory reordering (older RISC systems).</text:p>
              </text:list-item>
              <text:list-item>
                <text:p>In theory different instructions should deal with memory reordering and coherency but in practice one instruction usually does both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ptimizing CPU cache utilization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First find the CPU cache line size</text:p>
              </text:list-item>
              <text:list-item>
                <text:p>Then define the most common structures to fit inside a cache line.</text:p>
              </text:list-item>
              <text:list-item>
                <text:p>Another idea is to split commonly used data from uncommonly used data. This will make sure that the commonly used data will fit into one cache line.</text:p>
              </text:list-item>
              <text:list-item>
                <text:p>You can pad your structures to a cache line size using compiler hints.</text:p>
              </text:list-item>
              <text:list-item>
                <text:p>See example.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PU counters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modern CPUs hold counters for all of the above</text:p>
                <text:list>
                  <text:list-item>
                    <text:p>TLB misses, data cache misses, instruction cache misses, branch prediction misses, instructions executed and much much more</text:p>
                  </text:list-item>
                </text:list>
              </text:list-item>
              <text:list-item>
                <text:p>some of the counters are only accessible from kernel mode and most from any mode.</text:p>
              </text:list-item>
              <text:list-item>
                <text:p>Writing to them is usually restricted to kernel mode.</text:p>
              </text:list-item>
              <text:list-item>
                <text:p>in order to access them you need to write assembly code which is non portabl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PU counters - problems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the problem is counting them right since these counters are not per thread or process because the CPU doesn't know about threads or processes.</text:p>
              </text:list-item>
              <text:list-item>
                <text:p>If you are the only process running then no problem (although you are counting the OS as well).</text:p>
              </text:list-item>
              <text:list-item>
                <text:p>if not then better solutions are requir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PU counters – best practic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Writing your own code in assembly is hard. Most people don't do that.</text:p>
              </text:list-item>
              <text:list-item>
                <text:p>on Linux use perf</text:p>
              </text:list-item>
              <text:list-item>
                <text:p>use a library like PAPI to give you the CPU counters involved. <text:s/></text:p>
              </text:list-item>
              <text:list-item>
                <text:p>see demo and example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NUMA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On very large system using a single main memory bank becomes the main bottle neck.</text:p>
              </text:list-item>
              <text:list-item>
                <text:p>On such systems the memory is divided into banks where each bank is attached a set of CPUs.</text:p>
              </text:list-item>
              <text:list-item>
                <text:p>Example: 4 memory banks of 4GB each where each bank is attached a Dual Core processor.</text:p>
              </text:list-item>
              <text:list-item>
                <text:p>The banks are connected via a bus to allow each processor to access any address.</text:p>
              </text:list-item>
              <text:list-item>
                <text:p>Access to the local bank is, of course, much faster than to access a remote bank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UMA on Linux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e Linux kernel knows about NUMA and reads the NUMA topology at boot time.</text:p>
              </text:list-item>
              <text:list-item>
                <text:p>It schedules processes on processors according to memory affinity.</text:p>
              </text:list-item>
              <text:list-item>
                <text:p>It tries to allocate memory for a process on the memory bank closest to that process.</text:p>
              </text:list-item>
              <text:list-item>
                <text:p>Once a thread is running Linux will try very hard not to migrate it to a core that is on a different bank since that will cause large memory latenc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UMA syscalls on Linux</text:p>
          </draw:text-box>
        </draw:frame>
        <draw:frame presentation:style-name="pr4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There are various system calls on Linux that allow a programmer to control it's properties in relation to NUMA.</text:p>
              </text:list-item>
              <text:list-item>
                <text:p><text:span text:style-name="T2">mbind</text:span> allows a programmer to bind memory to a NUMA nodes.</text:p>
              </text:list-item>
              <text:list-item>
                <text:p><text:span text:style-name="T2">migrate_pages</text:span> and <text:span text:style-name="T2">move_pages</text:span> move pages from bank to bank.</text:p>
              </text:list-item>
              <text:list-item>
                <text:p><text:span text:style-name="T2">set_mempolicy</text:span> and <text:span text:style-name="T2">get_mempolicy</text:span> allow control of the kernel policy regarding NUMA.</text:p>
              </text:list-item>
              <text:list-item>
                <text:p><text:span text:style-name="T2">/proc/[pid]/numa_maps</text:span> shows the NUMA mapping for a certain process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mory policies in programming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When there is a chance of two threads on two cores sharing the same cache line reduce it by moving memory apart or by padding structures.</text:p>
              </text:list-item>
              <text:list-item>
                <text:p>When the reverse is true and a flat area of memory is accessed only by one thread on one core try to make memory as small as possible.</text:p>
              </text:list-item>
              <text:list-item>
                <text:p>When you have frequently used memory next to non frequency used memory move them apart (redesign of your data structures may be required)</text:p>
              </text:list-item>
              <text:list-item>
                <text:p>Measure, measure, measure</text:p>
              </text:list-item>
              <text:list-item>
                <text:p>See example.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office:forms form:automatic-focus="false" form:apply-design-mode="false"/>
        <draw:frame presentation:style-name="pr6" draw:layer="layout" svg:width="25.199cm" svg:height="17.936cm" svg:x="1.4cm" svg:y="0.837cm" presentation:class="subtitle">
          <draw:text-box>
            <text:p>Core concepts for the course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epts and definition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 order to deal with programming for multi-core or even time sharing machines we have to use various tools and concepts.</text:p>
              </text:list-item>
              <text:list-item>
                <text:p>We will now go over these concepts.</text:p>
              </text:list-item>
              <text:list-item>
                <text:p>Some of these are low level mechanisms supplied either by the OS or libraries.</text:p>
              </text:list-item>
              <text:list-item>
                <text:p>Some are high level concepts which set a framework for the programmer to think i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tomic operation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 set of CPU instructions intended to aid low level programmers in writing synchronization primitives.</text:p>
              </text:list-item>
              <text:list-item>
                <text:p>These instructions can be used from user space so you can use them too.</text:p>
              </text:list-item>
              <text:list-item>
                <text:p>Either to gain performance benefits in various conditions.</text:p>
              </text:list-item>
              <text:list-item>
                <text:p>Or in order to write synchronization primitives of your ow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tomic operations (cont)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Usually the compiler vendor wraps these primitives for you.</text:p>
              </text:list-item>
              <text:list-item>
                <text:p>You can still write assembly code if you want.</text:p>
              </text:list-item>
              <text:list-item>
                <text:p>In GCC and Intel compiler see documentation for <text:span text:style-name="T2">__sync_*</text:span></text:p>
              </text:list-item>
              <text:list-item>
                <text:p>New C++ 11 APIs also exist in some compilers (<text:span text:style-name="T2">__atomic_*</text:span>).</text:p>
              </text:list-item>
              <text:list-item>
                <text:p>Intel threading building blocks has a nice <text:span text:style-name="T2">atomic&lt;T&gt;</text:span> template.</text:p>
              </text:list-item>
              <text:list-item>
                <text:p>These operations are fast (nanosecond time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tomic ops : what do they do?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Guarantee that other CPUs and HW do not see wrong intermediate “junk” values.</text:p>
              </text:list-item>
              <text:list-item>
                <text:p>Guarantee that the CPU caches for this variable will be synchronized (<text:span text:style-name="T1">only</text:span> for platforms that <text:span text:style-name="T1">do not</text:span> synchronize the caches).</text:p>
              </text:list-item>
              <text:list-item>
                <text:p>Guarantee that the HW will see the change.</text:p>
              </text:list-item>
              <text:list-item>
                <text:p>Prevent reordering of instructions around the atomic operation.</text:p>
              </text:list-item>
              <text:list-item>
                <text:p>Prevent race of the same op by two or more cores.</text:p>
              </text:list-item>
              <text:list-item>
                <text:p>See example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utex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definition: an OS/library based construct enabling two pieces of code to avoid entering a predefined piece(s) of code at the same time.</text:p>
              </text:list-item>
              <text:list-item>
                <text:p>How are mutexes implemented?</text:p>
              </text:list-item>
              <text:list-item>
                <text:p>The simplest way is a bit inside the OS kernel backed up by a test-and-set CPU machine instruction.</text:p>
              </text:list-item>
              <text:list-item>
                <text:p>This means that in order to lock the mutex you have to go to the OS (microsecond range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problems of mutexes...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 good design is one in which mutexes are unlocked most of the time</text:p>
              </text:list-item>
              <text:list-item>
                <text:p>Otherwise these mutexes serialize all cores.</text:p>
              </text:list-item>
              <text:list-item>
                <text:p>This means that we waste the trip to the OS kernel because we don't need the OS to put us to sleep or to wake us up.</text:p>
              </text:list-item>
              <text:list-item>
                <text:p>Can't we just lock the mutex from user space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nter futex / critical section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A futex is just like a mutex with the exception that the state of the lock is shared by all concurrent processes in <text:span text:style-name="T1">user space</text:span>.</text:p>
              </text:list-item>
              <text:list-item>
                <text:p>The test-and-set is executed in user space and only if it fails (the lock is locked) then we go to the OS to put the current thread to sleep.</text:p>
              </text:list-item>
              <text:list-item>
                <text:p>The reverse applies when leaving the critical section: if no one is waiting the trip to the OS kernel is avoided.</text:p>
              </text:list-item>
              <text:list-item>
                <text:p>The problem with this idea is robustnes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tex robustnes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What happens if a process dies holding a futex?</text:p>
              </text:list-item>
              <text:list-item>
                <text:p>In a multi-threaded program the whole program dies (a thread cannot die) so we don't care.</text:p>
              </text:list-item>
              <text:list-item>
                <text:p>In a multi-process program we must release all locks held at time of death.</text:p>
              </text:list-item>
              <text:list-item>
                <text:p>This is referred to as “futex robustness”.</text:p>
              </text:list-item>
              <text:list-item>
                <text:p>In Linux all futexes are robus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emaphor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Semaphore is a very overloaded concept.</text:p>
              </text:list-item>
              <text:list-item>
                <text:p>Sometimes it is used in place of mutex.</text:p>
              </text:list-item>
              <text:list-item>
                <text:p>Sometimes it is used with a meaning of “number of permits”</text:p>
              </text:list-item>
              <text:list-item>
                <text:p>Sometimes it is used as mutex which has a name and therefor could be used with multiple processes as opposed to multi-threading.</text:p>
              </text:list-item>
              <text:list-item>
                <text:p>Linux has two kinds of these semaphores: sysv and POSIX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aders/Writer lock</text:p>
          </draw:text-box>
        </draw:frame>
        <draw:frame presentation:style-name="pr4" draw:layer="layout" svg:width="25.199cm" svg:height="15.494cm" svg:x="1.27cm" svg:y="4.572cm" presentation:class="outline" presentation:user-transformed="true">
          <draw:text-box>
            <text:list text:style-name="L2">
              <text:list-item>
                <text:p>A resource protected by a lock is usually protected because a write and read at the same time would create problems.</text:p>
              </text:list-item>
              <text:list-item>
                <text:p>Multiple reads are not a problem and do not need a lock at all.</text:p>
              </text:list-item>
              <text:list-item>
                <text:p>If we have many readers compared to writes we could gain performance by allowing many readers into the critical section and not allowing writers.</text:p>
              </text:list-item>
              <text:list-item>
                <text:p>A writer would enter the critical section alo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aders/Writer lock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f we only have writers then we serialize all of them and therefore gain no benefit from this type of lock.</text:p>
              </text:list-item>
              <text:list-item>
                <text:p>How is a readers/writer lock implemented? Using a regular type of lock.</text:p>
              </text:list-item>
              <text:list-item>
                <text:p>In Linux it can even be shared between processes.</text:p>
              </text:list-item>
              <text:list-item>
                <text:p>See: pthread_rwlock_*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pin lock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We are talking about user space spin locks here (do not confuse with kernel space spin locks).</text:p>
              </text:list-item>
              <text:list-item>
                <text:p>Is a lock that spins – busy waits – until a test-and-set operation succeeds.</text:p>
              </text:list-item>
              <text:list-item>
                <text:p>This is efficient when the operation waited upon is very short compared to the trip to the OS to lock the structure.</text:p>
              </text:list-item>
              <text:list-item>
                <text:p>On the other hand if the lock is not contended then it has the same speed as a futex.</text:p>
              </text:list-item>
              <text:list-item>
                <text:p>See pthread_spin_* on Linux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ock free algorithm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re a class of algorithms that require no locks during their operation.</text:p>
              </text:list-item>
              <text:list-item>
                <text:p>They usually require atomic operations instead.</text:p>
              </text:list-item>
              <text:list-item>
                <text:p>Examples are a lock free circular buffer, lock free hash table and more.</text:p>
              </text:list-item>
              <text:list-item>
                <text:p>Sometimes these algorithms rely on spinning for a short while.</text:p>
              </text:list-item>
              <text:list-item>
                <text:p>Usually quite a pain to implement correctly.</text:p>
              </text:list-item>
              <text:list-item>
                <text:p>But you can use a library instead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ead lock</text:p>
          </draw:text-box>
        </draw:frame>
        <draw:frame presentation:style-name="pr4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A situation in which no work is done because everyone is waiting on a lock and so no one is releasing any lock...</text:p>
              </text:list-item>
              <text:list-item>
                <text:p>Example: A takes “a” lock, B takes “b” lock, A waits for “b” lock, B waits for “a” lock.</text:p>
              </text:list-item>
              <text:list-item>
                <text:p>Solutions: code carefully or always acquire locks in the same order.</text:p>
              </text:list-item>
              <text:list-item>
                <text:p>There are all kinds of dead lock detectors available that have overhead but can be used at development time and removed in production.</text:p>
              </text:list-item>
              <text:list-item>
                <text:p>Dead lock is called dead because all threads are sleeping when it occur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ive lock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A situation where no work is getting done although all threads are live.</text:p>
              </text:list-item>
              <text:list-item>
                <text:p>This happens when all threads yield on to the other instead of acquiring the lock.</text:p>
              </text:list-item>
              <text:list-item>
                <text:p>… and no thread actually acquires the lock</text:p>
              </text:list-item>
              <text:list-item>
                <text:p>Since most code doesn't yield this almost never happens in practice.</text:p>
              </text:list-item>
              <text:list-item>
                <text:p>See sched_yield(2) in Linux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emory sharing</text:p>
          </draw:text-box>
        </draw:frame>
        <draw:frame presentation:style-name="pr4" draw:layer="layout" svg:width="25.199cm" svg:height="15.914cm" svg:x="1.4cm" svg:y="4.914cm" presentation:class="outline" presentation:user-transformed="true">
          <draw:text-box>
            <text:list text:style-name="L2">
              <text:list-item>
                <text:p>Having one piece of memory accessible by multiple running entities (threads or processes).</text:p>
              </text:list-item>
              <text:list-item>
                <text:p>Multiple threads share all memory by default.</text:p>
              </text:list-item>
              <text:list-item>
                <text:p>Multiple processes share no memory by default.</text:p>
              </text:list-item>
              <text:list-item>
                <text:p>In Linux there are two types of shared memory: sysv IPC and POSIX.</text:p>
              </text:list-item>
              <text:list-item>
                <text:p>And libraries like ACE and BOOST to wrap them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emory sharing (cont)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f you share data in the shared memory then you have to either:</text:p>
                <text:list>
                  <text:list-item>
                    <text:p>Have a piece of data per process and then you don't need to protect it.</text:p>
                  </text:list-item>
                  <text:list-item>
                    <text:p>Have multiple processes access the same data and then protect it via all the mechanisms describe before</text:p>
                  </text:list-item>
                  <text:list-item>
                    <text:p>Use a specialized lock like readers/writer lock.</text:p>
                  </text:list-item>
                  <text:list-item>
                    <text:p>Use a specialized framework like RCU.</text:p>
                  </text:list-item>
                  <text:list-item>
                    <text:p>Use a lock free algorithm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emory sharing (cont)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 Linux most synchronization primitives <text:span text:style-name="T1">can</text:span> be <text:s/>placed into shared memory.</text:p>
              </text:list-item>
              <text:list-item>
                <text:p>This means you can use a futex, spinlock, reader/writers lock or an atomic variable to synchronize processes.</text:p>
              </text:list-item>
              <text:list-item>
                <text:p>That is the reason that futexes in Linux were implemented as robust futex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essage queu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 mechanism by which two processes or threads could pass messages one to the other.</text:p>
              </text:list-item>
              <text:list-item>
                <text:p>If used for multi-processing then handled by the OS.</text:p>
              </text:list-item>
              <text:list-item>
                <text:p>As OS managed resource it is limited and has efficiency issues since messages are copied from source process to OS and then back from OS to target process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essage queues (cont...)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 a multi-threaded environment message queues are used to pass pointers to messages around and more as a synchronization mechanism.</text:p>
              </text:list-item>
              <text:list-item>
                <text:p>This is because all threads share memory.</text:p>
              </text:list-item>
              <text:list-item>
                <text:p>ACE and BOOST both implement queu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arrier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 synchronization primitive that has a number associated with it.</text:p>
              </text:list-item>
              <text:list-item>
                <text:p>When a thread arrives at a barrier it goes to sleep.</text:p>
              </text:list-item>
              <text:list-item>
                <text:p>When enough threads arrive at the barrier (the number specified at the barrier creation) the barrier is “broken” and all the threads continue to run.</text:p>
              </text:list-item>
              <text:list-item>
                <text:p>Typical use: real time application time slice work.</text:p>
              </text:list-item>
              <text:list-item>
                <text:p>Linux: see pthread_barrier_*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ndition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 synchronization primitive enabling one thread to sleep waiting for a software defined condition to occur.</text:p>
              </text:list-item>
              <text:list-item>
                <text:p>Another thread may change the software state and signal sleeping threads to check the condition.</text:p>
              </text:list-item>
              <text:list-item>
                <text:p>A condition has a mutex associated with it that must be grabbed before using it.</text:p>
              </text:list-item>
              <text:list-item>
                <text:p>In Linux: see pthread_cond_*</text:p>
              </text:list-item>
              <text:list-item>
                <text:p>There are ACE and BOOST wrappers.</text:p>
              </text:list-item>
              <text:list-item>
                <text:p>See example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CU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RCU: Read/Copy/Update</text:p>
              </text:list-item>
              <text:list-item>
                <text:p>RCU is framework for thinking about accessing a shared resource.</text:p>
              </text:list-item>
              <text:list-item>
                <text:p>The idea is not to block either readers or writers in accessing the resource.</text:p>
              </text:list-item>
              <text:list-item>
                <text:p>Instead, writers get their own copy.</text:p>
              </text:list-item>
              <text:list-item>
                <text:p>The new copy gets substituted atomically.</text:p>
              </text:list-item>
              <text:list-item>
                <text:p>Readers who started reading the old copy continue to read the old cop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CU (continued)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New readers will read the new copy.</text:p>
              </text:list-item>
              <text:list-item>
                <text:p>The problem with RCU is the costly copy operation for writers.</text:p>
              </text:list-item>
              <text:list-item>
                <text:p>Usually implemented in heavy systems where the cost of the read or write operation is heavy and outweighs the cost of the copy.</text:p>
              </text:list-item>
              <text:list-item>
                <text:p>A good example is a database system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achine memory barrier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s a specialized machine instruction that tells the CPU you are running on not to reorder reads or writes around it.</text:p>
              </text:list-item>
              <text:list-item>
                <text:p>In theory are all kinds of barriers: read, write, read and write, io and CPU, only CPU, etc.</text:p>
              </text:list-item>
              <text:list-item>
                <text:p>In practice every hardware platform implements only a subset of those. </text:p>
              </text:list-item>
              <text:list-item>
                <text:p>In user space it is rarely used because authors of synchronization mechanisms use them and the end programmer just uses the synchronization mechanisms.</text:p>
              </text:list-item>
              <text:list-item>
                <text:p>In user space Linux: <text:span text:style-name="T2">__sync_synchronize()</text:span> is a full machine barrier along with all other atomic operations.</text:p>
              </text:list-item>
              <text:list-item>
                <text:p>In kernel it is used heavily to communicate correctly with hardware (<text:span text:style-name="T2">mb(),rmb(),wmb()</text:span>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mpiler barrier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s a compile time instruction to the compiler (much like #pragma) that tells the compiler not to assume values of memory around the instruction.</text:p>
              </text:list-item>
              <text:list-item>
                <text:p>See example...</text:p>
              </text:list-item>
              <text:list-item>
                <text:p>It is better to use a compiler barrier than the volatile keyword for writing synchronization primitiv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Volatile considered harmful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Because it doesn't allow caching, even within a critical section.</text:p>
              </text:list-item>
              <text:list-item>
                <text:p>Because it disables use of CPU caches on various platforms (not on Intel).</text:p>
              </text:list-item>
              <text:list-item>
                <text:p>Basically because it is an overkill.</text:p>
              </text:list-item>
              <text:list-item>
                <text:p>Better use the compiler barrier mentioned before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draw:frame presentation:style-name="pr8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>Multicore Application Programming, For Windows, Linux, and Oracle Solaris. Darryl Gove.</text:p>
              </text:list-item>
              <text:list-item>
                <text:p>The Art of Multiprocessor Programming, Maurice Herlihy and Nir Shavit.</text:p>
              </text:list-item>
              <text:list-item>
                <text:p>What Every Programmer Should Know About Memory, Ulrich Drepper, <text:a xlink:href="http://www.akkadia.org/drepper/cpumemory.pdf" xlink:type="simple">http://www.akkadia.org/drepper/cpumemory.pdf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 Veltzer</meta:initial-creator>
    <meta:creation-date>2012-02-11T00:32:15</meta:creation-date>
    <meta:editing-duration>P1DT1H37M34S</meta:editing-duration>
    <meta:editing-cycles>36</meta:editing-cycles>
    <dc:date>2013-05-01T10:05:56</dc:date>
    <meta:generator>LibreOffice/4.0.2.2$Linux_x86 LibreOffice_project/400m0$Build-2</meta:generator>
    <meta:document-statistic meta:object-count="295"/>
  </office:meta>
</office:document-meta>
</file>